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4558*"/>
    </style:style>
    <style:style style:name="tabFortune.B" style:family="table-column">
      <style:table-column-properties style:column-width="1.131cm" style:rel-column-width="641*"/>
    </style:style>
    <style:style style:name="tabFortune.C" style:family="table-column">
      <style:table-column-properties style:column-width="2.387cm" style:rel-column-width="1353*"/>
    </style:style>
    <style:style style:name="tabFortune.D" style:family="table-column">
      <style:table-column-properties style:column-width="1.102cm" style:rel-column-width="625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65cm" style:rel-column-width="1511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min-row-height="0.499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%=PAGE_NUMERO=%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7</meta:editing-cycles>
    <meta:editing-duration>PT9M56S</meta:editing-duration>
    <dc:date>2020-11-16T17:05:58.84</dc:date>
    <meta:document-statistic meta:table-count="7" meta:image-count="0" meta:object-count="0" meta:page-count="2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